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942cm"/>
    </style:style>
    <style:style style:name="Tableau1.B" style:family="table-column">
      <style:table-column-properties style:column-width="2.575cm"/>
    </style:style>
    <style:style style:name="Tableau1.C" style:family="table-column">
      <style:table-column-properties style:column-width="3.679cm"/>
    </style:style>
    <style:style style:name="Tableau1.D" style:family="table-column">
      <style:table-column-properties style:column-width="6.803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3.648cm"/>
    </style:style>
    <style:style style:name="Tableau2.B" style:family="table-column">
      <style:table-column-properties style:column-width="6.357cm"/>
    </style:style>
    <style:style style:name="Tableau2.C" style:family="table-column">
      <style:table-column-properties style:column-width="6.996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7cm" table:align="left"/>
    </style:style>
    <style:style style:name="Tableau3.A" style:family="table-column">
      <style:table-column-properties style:column-width="3.129cm"/>
    </style:style>
    <style:style style:name="Tableau3.B" style:family="table-column">
      <style:table-column-properties style:column-width="8.001cm"/>
    </style:style>
    <style:style style:name="Tableau3.C" style:family="table-column">
      <style:table-column-properties style:column-width="5.87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7cm" table:align="left"/>
    </style:style>
    <style:style style:name="Tableau4.A" style:family="table-column">
      <style:table-column-properties style:column-width="6.692cm"/>
    </style:style>
    <style:style style:name="Tableau4.B" style:family="table-column">
      <style:table-column-properties style:column-width="4.228cm"/>
    </style:style>
    <style:style style:name="Tableau4.C" style:family="table-column">
      <style:table-column-properties style:column-width="6.08cm"/>
    </style:style>
    <style:style style:name="Tableau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8378d" officeooo:paragraph-rsid="0008378d"/>
    </style:style>
    <style:style style:name="P2" style:family="paragraph" style:parent-style-name="Horizontal_20_Line">
      <style:paragraph-properties fo:margin-top="0cm" fo:margin-bottom="0.247cm" style:contextual-spacing="false" fo:line-height="115%"/>
    </style:style>
    <style:style style:name="P3" style:family="paragraph" style:parent-style-name="Heading_20_2">
      <style:paragraph-properties fo:margin-top="0cm" fo:margin-bottom="0.247cm" style:contextual-spacing="false" fo:line-height="115%"/>
    </style:style>
    <style:style style:name="P4" style:family="paragraph" style:parent-style-name="Heading_20_3">
      <style:paragraph-properties fo:margin-top="0cm" fo:margin-bottom="0.247cm" style:contextual-spacing="false" fo:line-height="115%"/>
    </style:style>
    <style:style style:name="P5" style:family="paragraph" style:parent-style-name="Heading_20_4">
      <style:paragraph-properties fo:margin-top="0cm" fo:margin-bottom="0.247cm" style:contextual-spacing="false" fo:line-height="115%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3"/>
    <style:style style:name="P13" style:family="paragraph" style:parent-style-name="Preformatted_20_Text" style:list-style-name="L3">
      <style:paragraph-properties fo:margin-left="0cm" fo:margin-right="0cm" fo:margin-top="0cm" fo:margin-bottom="0.499cm" style:contextual-spacing="false" fo:line-height="115%" fo:text-indent="0cm" style:auto-text-indent="false"/>
    </style:style>
    <style:style style:name="P14" style:family="paragraph" style:parent-style-name="Text_20_body" style:list-style-name="L4"/>
    <style:style style:name="P15" style:family="paragraph" style:parent-style-name="Preformatted_20_Text" style:list-style-name="L4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6" style:family="paragraph" style:parent-style-name="Preformatted_20_Text" style:list-style-name="L4">
      <style:paragraph-properties fo:margin-top="0cm" fo:margin-bottom="0.247cm" style:contextual-spacing="false" fo:line-height="115%"/>
    </style:style>
    <style:style style:name="P17" style:family="paragraph" style:parent-style-name="Preformatted_20_Text" style:list-style-name="L4">
      <style:paragraph-properties fo:margin-top="0cm" fo:margin-bottom="0.499cm" style:contextual-spacing="false" fo:line-height="115%"/>
    </style:style>
    <style:style style:name="P18" style:family="paragraph" style:parent-style-name="Text_20_body" style:list-style-name="L4">
      <style:paragraph-properties fo:margin-left="0cm" fo:margin-right="0cm" fo:text-indent="0cm" style:auto-text-indent="false"/>
    </style:style>
    <style:style style:name="P19" style:family="paragraph" style:parent-style-name="Preformatted_20_Text" style:list-style-name="L4">
      <style:paragraph-properties fo:margin-left="0cm" fo:margin-right="0cm" fo:margin-top="0cm" fo:margin-bottom="0.499cm" style:contextual-spacing="false" fo:line-height="115%" fo:text-indent="0cm" style:auto-text-indent="false"/>
    </style:style>
    <style:style style:name="P20" style:family="paragraph" style:parent-style-name="Text_20_body" style:list-style-name="L5"/>
    <style:style style:name="P21" style:family="paragraph" style:parent-style-name="Preformatted_20_Text" style:list-style-name="L5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22" style:family="paragraph" style:parent-style-name="Preformatted_20_Text" style:list-style-name="L5">
      <style:paragraph-properties fo:margin-top="0cm" fo:margin-bottom="0.247cm" style:contextual-spacing="false" fo:line-height="115%"/>
    </style:style>
    <style:style style:name="P23" style:family="paragraph" style:parent-style-name="Preformatted_20_Text" style:list-style-name="L5">
      <style:paragraph-properties fo:margin-top="0cm" fo:margin-bottom="0.499cm" style:contextual-spacing="false" fo:line-height="115%"/>
    </style:style>
    <style:style style:name="P24" style:family="paragraph" style:parent-style-name="Text_20_body" style:list-style-name="L5">
      <style:paragraph-properties fo:margin-top="0cm" fo:margin-bottom="0cm" style:contextual-spacing="false"/>
    </style:style>
    <style:style style:name="P25" style:family="paragraph" style:parent-style-name="Text_20_body" style:list-style-name="L6"/>
    <style:style style:name="P26" style:family="paragraph" style:parent-style-name="Text_20_body" style:list-style-name="L7"/>
    <style:style style:name="P27" style:family="paragraph" style:parent-style-name="Text_20_body" style:list-style-name="L7">
      <style:paragraph-properties fo:margin-top="0cm" fo:margin-bottom="0cm" style:contextual-spacing="false"/>
    </style:style>
    <style:style style:name="P28" style:family="paragraph" style:parent-style-name="Text_20_body" style:list-style-name="L8">
      <style:paragraph-properties fo:margin-left="0cm" fo:margin-right="0cm" fo:text-indent="0cm" style:auto-text-indent="false"/>
    </style:style>
    <style:style style:name="P29" style:family="paragraph" style:parent-style-name="Text_20_body" style:list-style-name="L8">
      <style:paragraph-properties fo:margin-top="0cm" fo:margin-bottom="0cm" style:contextual-spacing="false"/>
    </style:style>
    <style:style style:name="P30" style:family="paragraph" style:parent-style-name="Text_20_body" style:list-style-name="L8"/>
    <style:style style:name="P31" style:family="paragraph" style:parent-style-name="Preformatted_20_Text" style:list-style-name="L8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32" style:family="paragraph" style:parent-style-name="Preformatted_20_Text" style:list-style-name="L8">
      <style:paragraph-properties fo:margin-top="0cm" fo:margin-bottom="0.499cm" style:contextual-spacing="false" fo:line-height="115%"/>
    </style:style>
    <style:style style:name="P33" style:family="paragraph" style:parent-style-name="Text_20_body" style:list-style-name="L9"/>
    <style:style style:name="P34" style:family="paragraph" style:parent-style-name="Text_20_body" style:list-style-name="L9">
      <style:paragraph-properties fo:margin-top="0cm" fo:margin-bottom="0cm" style:contextual-spacing="false"/>
    </style:style>
    <style:style style:name="P35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36" style:family="paragraph" style:parent-style-name="Text_20_body" style:list-style-name="L9">
      <style:paragraph-properties fo:margin-left="0cm" fo:margin-right="0cm" fo:text-indent="0cm" style:auto-text-indent="false"/>
    </style:style>
    <style:style style:name="T1" style:family="text">
      <style:text-properties fo:color="#000000" loext:opacity="100%" fo:background-color="transparent" loext:char-shading-value="0"/>
    </style:style>
    <style:style style:name="T2" style:family="text">
      <style:text-properties fo:color="#008000" loext:opacity="100%" fo:background-color="transparent" loext:char-shading-value="0"/>
    </style:style>
    <style:style style:name="T3" style:family="text">
      <style:text-properties fo:color="#0000ff" loext:opacity="100%" fo:background-color="transparent" loext:char-shading-value="0"/>
    </style:style>
    <style:style style:name="T4" style:family="text">
      <style:text-properties fo:color="#a31515" loext:opacity="100%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Z- Node-red – version Decembre</text:p>
      <text:p text:style-name="P1"/>
      <text:h text:style-name="Heading_20_1" text:outline-level="1">Principe et organisation de node-red sur SP et l’articulation des échanges avec <text:s/>les autres appareils</text:h>
      <text:p text:style-name="Text_20_body">Merci pour ces précisions. Voici une <text:span text:style-name="Strong_20_Emphasis">synthèse révisée et clarifiée</text:span> des points critiques, notamment sur la <text:span text:style-name="Strong_20_Emphasis">synchronisation</text:span> et le <text:span text:style-name="Strong_20_Emphasis">type </text:span><text:span text:style-name="Strong_20_Emphasis"><text:span text:style-name="Source_20_Text">A</text:span></text:span>, avec des propositions pour éviter les ambiguïtés. Je vais aussi intégrer les <text:span text:style-name="Strong_20_Emphasis">flows et pages</text:span> manquants, et te proposer une <text:span text:style-name="Strong_20_Emphasis">règle claire</text:span> pour choisir entre <text:span text:style-name="Source_20_Text">$I</text:span> et <text:span text:style-name="Source_20_Text">$A:Rexec</text:span>.</text:p>
      <text:p text:style-name="P2"/>
      <text:h text:style-name="P3" text:outline-level="2"><text:span text:style-name="Strong_20_Emphasis">Synthèse Complète et Clarifiée</text:span></text:h>
      <text:p text:style-name="P2"/>
      <text:h text:style-name="P4" text:outline-level="3"><text:span text:style-name="Strong_20_Emphasis">1. Règles de Synchronisation (3.A)</text:span></text:h>
      <text:h text:style-name="P5" text:outline-level="4"><text:span text:style-name="Strong_20_Emphasis">A. Trois Cas de Figure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Table_20_Heading">Cas</text:p>
            </table:table-cell>
            <table:table-cell table:style-name="Tableau1.A1" office:value-type="string">
              <text:p text:style-name="Table_20_Heading">Message</text:p>
            </table:table-cell>
            <table:table-cell table:style-name="Tableau1.A1" office:value-type="string">
              <text:p text:style-name="Table_20_Heading">Exemple</text:p>
            </table:table-cell>
            <table:table-cell table:style-name="Tableau1.A1" office:value-type="string">
              <text:p text:style-name="Table_20_Heading">Critère de Choix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1. Commande courte (non persistante)</text:span></text:p>
          </table:table-cell>
          <table:table-cell table:style-name="Tableau1.A1" office:value-type="string">
            <text:p text:style-name="Table_20_Contents"><text:span text:style-name="Source_20_Text">$I:func:exec:*:#</text:span></text:p>
          </table:table-cell>
          <table:table-cell table:style-name="Tableau1.A1" office:value-type="string">
            <text:p text:style-name="Table_20_Contents"><text:span text:style-name="Source_20_Text">$I:func:exec:*:sourire#</text:span></text:p>
          </table:table-cell>
          <table:table-cell table:style-name="Tableau1.A1" office:value-type="string">
            <text:p text:style-name="Table_20_Contents"><text:span text:style-name="Strong_20_Emphasis">Pas de mise à jour de variable</text:span> (ex: sourire 3s, parole)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2. Commande persistante</text:span></text:p>
          </table:table-cell>
          <table:table-cell table:style-name="Tableau1.A1" office:value-type="string">
            <text:p text:style-name="Table_20_Contents"><text:span text:style-name="Source_20_Text">$I::::#</text:span></text:p>
          </table:table-cell>
          <table:table-cell table:style-name="Tableau1.A1" office:value-type="string">
            <text:p text:style-name="Table_20_Contents"><text:span text:style-name="Source_20_Text">$I:lring:col:*:255,0,0#</text:span></text:p>
          </table:table-cell>
          <table:table-cell table:style-name="Tableau1.A1" office:value-type="string">
            <text:p text:style-name="Table_20_Contents"><text:span text:style-name="Strong_20_Emphasis">Modifie une variable</text:span> (ex: couleur LED, position servo)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3. Retour d’exécution complexe</text:span></text:p>
          </table:table-cell>
          <table:table-cell table:style-name="Tableau1.A1" office:value-type="string">
            <text:p text:style-name="Table_20_Contents"><text:span text:style-name="Source_20_Text">$A:Rexec:::#</text:span></text:p>
          </table:table-cell>
          <table:table-cell table:style-name="Tableau1.A1" office:value-type="string">
            <text:p text:style-name="Table_20_Contents"><text:span text:style-name="Source_20_Text">$A:Rexec:FP:sourire:ok#</text:span></text:p>
          </table:table-cell>
          <table:table-cell table:style-name="Tableau1.A1" office:value-type="string">
            <text:p text:style-name="Table_20_Contents"><text:span text:style-name="Strong_20_Emphasis">Nécessite un traitement spécifique côté SP</text:span> (ex: enchaînement d’actions, feedback visuel).</text:p>
          </table:table-cell>
        </table:table-row>
      </table:table>
      <text:h text:style-name="P5" text:outline-level="4"><text:span text:style-name="Strong_20_Emphasis">B. Règle pour Choisir entre </text:span><text:span text:style-name="Strong_20_Emphasis"><text:span text:style-name="Source_20_Text">$I</text:span></text:span><text:span text:style-name="Strong_20_Emphasis"> et </text:span><text:span text:style-name="Strong_20_Emphasis"><text:span text:style-name="Source_20_Text">$A:Rexec</text:span></text:span></text:h>
      <text:list text:style-name="L1">
        <text:list-item>
          <text:p text:style-name="P6"><text:span text:style-name="Strong_20_Emphasis">Utiliser </text:span><text:span text:style-name="Strong_20_Emphasis"><text:span text:style-name="Source_20_Text">$I:func:exec:*:&lt;nom&gt;#</text:span></text:span> si :</text:p>
          <text:list>
            <text:list-item>
              <text:p text:style-name="P7">La fonction est <text:span text:style-name="Strong_20_Emphasis">simple</text:span> (une seule action, pas de synchronisation complexe). </text:p>
            </text:list-item>
            <text:list-item>
              <text:p text:style-name="P7">Exemple : <text:span text:style-name="Source_20_Text">"sourire"</text:span> (3s) → SE exécute et notifie SP avec <text:span text:style-name="Source_20_Text">$I:func:exec:*:sourire#</text:span>. </text:p>
            </text:list-item>
          </text:list>
        </text:list-item>
        <text:list-item>
          <text:p text:style-name="P6"><text:span text:style-name="Strong_20_Emphasis">Utiliser </text:span><text:span text:style-name="Strong_20_Emphasis"><text:span text:style-name="Source_20_Text">$A:Rexec:&lt;famille&gt;:&lt;nom&gt;:&lt;statut&gt;#</text:span></text:span> si :</text:p>
          <text:list>
            <text:list-item>
              <text:p text:style-name="P7">La fonction <text:span text:style-name="Strong_20_Emphasis">modifie plusieurs variables</text:span> ou nécessite un <text:span text:style-name="Strong_20_Emphasis">feedback visuel/sonore côté SP</text:span>. </text:p>
            </text:list-item>
            <text:list-item>
              <text:p text:style-name="P7">Exemple : <text:span text:style-name="Source_20_Text">"bjr"</text:span> (mouvement de tête + LED + son) → SE notifie SP avec <text:span text:style-name="Source_20_Text">$A:Rexec:FP:bjr:ok#</text:span>, puis SP met à jour l’UI (affichage du motif LED, son). </text:p>
            </text:list-item>
          </text:list>
        </text:list-item>
        <text:list-item>
          <text:p text:style-name="P6"><text:span text:style-name="Strong_20_Emphasis">Utiliser </text:span><text:span text:style-name="Strong_20_Emphasis"><text:span text:style-name="Source_20_Text">$I:&lt;module&gt;:...#</text:span></text:span> si :</text:p>
          <text:list>
            <text:list-item>
              <text:p text:style-name="P7">La fonction modifie <text:span text:style-name="Strong_20_Emphasis">une variable spécifique</text:span> (ex: couleur du ring LED). </text:p>
            </text:list-item>
            <text:list-item>
              <text:p text:style-name="P6">Exemple : SE exécute <text:span text:style-name="Source_20_Text">"bjr"</text:span> → envoie <text:span text:style-name="Source_20_Text">$I:lring:col:*:0,255,0#</text:span> + <text:span text:style-name="Source_20_Text">$I:srv:pos:THB:60#</text:span>. </text:p>
            </text:list-item>
          </text:list>
        </text:list-item>
      </text:list>
      <text:p text:style-name="P8"><text:span text:style-name="Strong_20_Emphasis">Proposition pour éviter les ambiguïtés</text:span> :</text:p>
      <text:list text:style-name="L2">
        <text:list-item>
          <text:p text:style-name="P9"><text:soft-page-break/><text:span text:style-name="Strong_20_Emphasis">Toujours utiliser </text:span><text:span text:style-name="Strong_20_Emphasis"><text:span text:style-name="Source_20_Text">$A:Rexec</text:span></text:span> si la fonction implique : </text:p>
          <text:list>
            <text:list-item>
              <text:p text:style-name="P9">Un <text:span text:style-name="Strong_20_Emphasis">enchaînement d’actions</text:span> (ex: mouvement + son). </text:p>
            </text:list-item>
            <text:list-item>
              <text:p text:style-name="P9">Un <text:span text:style-name="Strong_20_Emphasis">feedback utilisateur</text:span> (ex: bouton vert/clignotant dans l’UI). </text:p>
            </text:list-item>
          </text:list>
        </text:list-item>
        <text:list-item>
          <text:p text:style-name="P10"><text:span text:style-name="Strong_20_Emphasis">Réserver </text:span><text:span text:style-name="Strong_20_Emphasis"><text:span text:style-name="Source_20_Text">$I:func:exec</text:span></text:span> pour les fonctions <text:span text:style-name="Strong_20_Emphasis">atomiques</text:span> (ex: sourire 3s). </text:p>
        </text:list-item>
      </text:list>
      <text:p text:style-name="P2"/>
      <text:h text:style-name="P4" text:outline-level="3"><text:span text:style-name="Strong_20_Emphasis">2. Intégration du Type </text:span><text:span text:style-name="Strong_20_Emphasis"><text:span text:style-name="Source_20_Text">A</text:span></text:span><text:span text:style-name="Strong_20_Emphasis"> dans le Dispatch VPIV</text:span></text:h>
      <text:h text:style-name="P5" text:outline-level="4"><text:span text:style-name="Strong_20_Emphasis">A. Adaptation du Protocole VPIV</text:span></text:h>
      <text:list text:style-name="L3">
        <text:list-item>
          <text:p text:style-name="P11">Le type <text:span text:style-name="Source_20_Text">A</text:span> est une <text:span text:style-name="Strong_20_Emphasis">extension du VPIV classique</text:span>, réservée aux <text:span text:style-name="Strong_20_Emphasis">fonctions/applications</text:span> (SE ↔ SP). </text:p>
        </text:list-item>
        <text:list-item>
          <text:p text:style-name="P12"><text:span text:style-name="Strong_20_Emphasis">Structure</text:span> : </text:p>
          <text:p text:style-name="P13"><text:span text:style-name="Source_20_Text"><text:span text:style-name="T1">$A:&lt;Famille&gt;:&lt;Fonction&gt;:&lt;Instance&gt;:&lt;Données&gt;#</text:span></text:span></text:p>
          <text:list>
            <text:list-item>
              <text:p text:style-name="P11"><text:span text:style-name="Strong_20_Emphasis"><text:span text:style-name="Source_20_Text">Famille</text:span></text:span> : </text:p>
              <text:list>
                <text:list-item>
                  <text:p text:style-name="P11"><text:span text:style-name="Source_20_Text">Rexec</text:span> : Retour d’exécution (ex: <text:span text:style-name="Source_20_Text">$A:Rexec:FP:bjr:ok#</text:span>). </text:p>
                </text:list-item>
                <text:list-item>
                  <text:p text:style-name="P11"><text:span text:style-name="Source_20_Text">Appli</text:span> : Commandes d’applications (ex: <text:span text:style-name="Source_20_Text">$A:Appli:Zoom:ouvre:ok#</text:span>). </text:p>
                </text:list-item>
              </text:list>
            </text:list-item>
            <text:list-item>
              <text:p text:style-name="P11"><text:span text:style-name="Strong_20_Emphasis"><text:span text:style-name="Source_20_Text">Fonction</text:span></text:span> : Nom abrégé (ex: <text:span text:style-name="Source_20_Text">bjr</text:span>, <text:span text:style-name="Source_20_Text">mvt_tete</text:span>). </text:p>
            </text:list-item>
            <text:list-item>
              <text:p text:style-name="P12"><text:span text:style-name="Strong_20_Emphasis"><text:span text:style-name="Source_20_Text">Données</text:span></text:span> : Statut (<text:span text:style-name="Source_20_Text">ok</text:span>, <text:span text:style-name="Source_20_Text">erreur</text:span>) ou paramètres. </text:p>
            </text:list-item>
          </text:list>
        </text:list-item>
      </text:list>
      <text:h text:style-name="P5" text:outline-level="4"><text:span text:style-name="Strong_20_Emphasis">B. Dispatch dans Node-RED</text:span></text:h>
      <text:list text:style-name="L4">
        <text:list-item>
          <text:p text:style-name="P14"><text:span text:style-name="Strong_20_Emphasis">Flow dédié</text:span> (<text:span text:style-name="Source_20_Text">flow_type_A</text:span>) : </text:p>
          <text:p text:style-name="P15"><text:span text:style-name="Source_20_Text"><text:span text:style-name="T1">[MQTT In: topic "robotz/#"] → [Switch: msg.payload[0] === 'A']</text:span></text:span></text:p>
          <text:p text:style-name="P16"><text:span text:style-name="Source_20_Text"><text:span text:style-name="T1"><text:s text:c="2"/>→ [Function: Parser $A] → [Switch: msg.famille]</text:span></text:span></text:p>
          <text:p text:style-name="P16"><text:span text:style-name="Source_20_Text"><text:span text:style-name="T1"><text:s text:c="4"/>- Case "Rexec" → [Flow: Traitement Retours d’Exécution]</text:span></text:span></text:p>
          <text:p text:style-name="P17"><text:span text:style-name="Source_20_Text"><text:span text:style-name="T1"><text:s text:c="4"/>- Case "Appli" → [Flow: Gestion Applications]</text:span></text:span></text:p>
        </text:list-item>
        <text:list-item>
          <text:p text:style-name="P18"><text:span text:style-name="Strong_20_Emphasis">Exemple de parsing</text:span> : </text:p>
          <text:p text:style-name="P15"><text:span text:style-name="Source_20_Text"><text:span text:style-name="T2">// Extraire les composants de $A:Rexec:FP:bjr:ok#</text:span></text:span></text:p>
          <text:p text:style-name="P15"><text:span text:style-name="Source_20_Text"><text:span text:style-name="T3">const</text:span></text:span><text:span text:style-name="Source_20_Text"><text:span text:style-name="T1"> [type, famille, fonction, instance, donnees] = msg.payload.split(</text:span></text:span><text:span text:style-name="Source_20_Text"><text:span text:style-name="T4">':'</text:span></text:span><text:span text:style-name="Source_20_Text"><text:span text:style-name="T1">);</text:span></text:span></text:p>
          <text:p text:style-name="P15"><text:span text:style-name="Source_20_Text"><text:span text:style-name="T1">msg.famille = famille; <text:s/></text:span></text:span><text:span text:style-name="Source_20_Text"><text:span text:style-name="T2">// "Rexec"</text:span></text:span></text:p>
          <text:p text:style-name="P15"><text:span text:style-name="Source_20_Text"><text:span text:style-name="T1">msg.fonction = fonction; <text:s/></text:span></text:span><text:span text:style-name="Source_20_Text"><text:span text:style-name="T2">// "FP" (fonction préprogrammée)</text:span></text:span></text:p>
          <text:p text:style-name="P15"><text:span text:style-name="Source_20_Text"><text:span text:style-name="T1">msg.nom = instance; <text:s/></text:span></text:span><text:span text:style-name="Source_20_Text"><text:span text:style-name="T2">// "bjr"</text:span></text:span></text:p>
          <text:p text:style-name="P15"><text:span text:style-name="Source_20_Text"><text:span text:style-name="T1">msg.statut = donnees; <text:s/></text:span></text:span><text:span text:style-name="Source_20_Text"><text:span text:style-name="T2">// "ok"</text:span></text:span></text:p>
          <text:p text:style-name="P19"><text:span text:style-name="Source_20_Text"><text:span text:style-name="T3">return</text:span></text:span><text:span text:style-name="Source_20_Text"><text:span text:style-name="T1"> msg;</text:span></text:span></text:p>
        </text:list-item>
      </text:list>
      <text:h text:style-name="P5" text:outline-level="4"><text:span text:style-name="Strong_20_Emphasis">C. Traitement des Retours d’Exécution (</text:span><text:span text:style-name="Strong_20_Emphasis"><text:span text:style-name="Source_20_Text">Rexec</text:span></text:span><text:span text:style-name="Strong_20_Emphasis">)</text:span></text:h>
      <text:list text:style-name="L5">
        <text:list-item>
          <text:p text:style-name="P20"><text:span text:style-name="Strong_20_Emphasis">Flow </text:span><text:span text:style-name="Strong_20_Emphasis"><text:span text:style-name="Source_20_Text">Rexec</text:span></text:span> : </text:p>
          <text:p text:style-name="P21"><text:span text:style-name="Source_20_Text"><text:span text:style-name="T1">[Input: $A:Rexec:...] → [Function: Chercher fonction dans repertoire]</text:span></text:span></text:p>
          <text:p text:style-name="P22"><text:span text:style-name="Source_20_Text"><text:span text:style-name="T1"><text:s text:c="2"/>→ [UI-Notification: "Fonction &lt;nom&gt; exécutée"]</text:span></text:span></text:p>
          <text:p text:style-name="P22"><text:soft-page-break/><text:span text:style-name="Source_20_Text"><text:span text:style-name="T1"><text:s text:c="2"/>→ [Global Context: Mettre à jour variables si nécessaire]</text:span></text:span></text:p>
          <text:p text:style-name="P23"><text:span text:style-name="Source_20_Text"><text:span text:style-name="T1"><text:s text:c="2"/>→ [UI-Button: Passer en vert/clignotant]</text:span></text:span></text:p>
        </text:list-item>
        <text:list-item>
          <text:p text:style-name="P24"><text:span text:style-name="Strong_20_Emphasis">Exemple</text:span> : </text:p>
          <text:list>
            <text:list-item>
              <text:p text:style-name="P20">Réception de <text:span text:style-name="Source_20_Text">$A:Rexec:FP:bjr:ok#</text:span> → Afficher "Bonjour exécuté" + mettre à jour l’UI (LED vertes). </text:p>
            </text:list-item>
          </text:list>
        </text:list-item>
      </text:list>
      <text:p text:style-name="P2"/>
      <text:h text:style-name="P4" text:outline-level="3"><text:span text:style-name="Strong_20_Emphasis">3. Flows et Pages (Complétés)</text:span></text:h>
      <text:h text:style-name="P5" text:outline-level="4"><text:span text:style-name="Strong_20_Emphasis">A. Flows Principaux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Flow</text:p>
            </table:table-cell>
            <table:table-cell table:style-name="Tableau2.A1" office:value-type="string">
              <text:p text:style-name="Table_20_Heading">Rôle</text:p>
            </table:table-cell>
            <table:table-cell table:style-name="Tableau2.A1" office:value-type="string">
              <text:p text:style-name="Table_20_Heading">Exemple de Contenu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trong_20_Emphasis">RZ-Gestion de Flux</text:span></text:p>
          </table:table-cell>
          <table:table-cell table:style-name="Tableau2.A1" office:value-type="string">
            <text:p text:style-name="Table_20_Contents">Dispatch des messages VPIV/A vers les flows thématiques.</text:p>
          </table:table-cell>
          <table:table-cell table:style-name="Tableau2.A1" office:value-type="string">
            <text:p text:style-name="Table_20_Contents"><text:span text:style-name="Source_20_Text">Switch</text:span> sur <text:span text:style-name="Source_20_Text">msg.payload[0]</text:span> (V/I/F/E/A) → Routage vers les flows dédiés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ui_navigation</text:span></text:p>
          </table:table-cell>
          <table:table-cell table:style-name="Tableau2.A1" office:value-type="string">
            <text:p text:style-name="Table_20_Contents">Affichage des capteurs US, joystick, caméra.</text:p>
          </table:table-cell>
          <table:table-cell table:style-name="Tableau2.A1" office:value-type="string">
            <text:p text:style-name="Table_20_Contents"><text:span text:style-name="Source_20_Text">ui-chart</text:span> (LED US), <text:span text:style-name="Source_20_Text">ui-joystick</text:span>, <text:span text:style-name="Source_20_Text">ui-template</text:span> (caméra)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flow_fonctions</text:span></text:p>
          </table:table-cell>
          <table:table-cell table:style-name="Tableau2.A1" office:value-type="string">
            <text:p text:style-name="Table_20_Contents">Traitement des messages <text:span text:style-name="Source_20_Text">A</text:span> (retours d’exécution, applications).</text:p>
          </table:table-cell>
          <table:table-cell table:style-name="Tableau2.A1" office:value-type="string">
            <text:p text:style-name="Table_20_Contents">Parsing de <text:span text:style-name="Source_20_Text">$A:Rexec:...</text:span> ou <text:span text:style-name="Source_20_Text">$A:Appli:...</text:span>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ui_environnement</text:span></text:p>
          </table:table-cell>
          <table:table-cell table:style-name="Tableau2.A1" office:value-type="string">
            <text:p text:style-name="Table_20_Contents">Logs MQTT, état des capteurs/actionneurs, commandes de test.</text:p>
          </table:table-cell>
          <table:table-cell table:style-name="Tableau2.A1" office:value-type="string">
            <text:p text:style-name="Table_20_Contents"><text:span text:style-name="Source_20_Text">ui-table</text:span> (logs), <text:span text:style-name="Source_20_Text">ui-button</text:span> (test)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ui_communication</text:span></text:p>
          </table:table-cell>
          <table:table-cell table:style-name="Tableau2.A1" office:value-type="string">
            <text:p text:style-name="Table_20_Contents">Gestion des 3 modes vocaux, clavier virtuel, fonctions préprogrammées.</text:p>
          </table:table-cell>
          <table:table-cell table:style-name="Tableau2.A1" office:value-type="string">
            <text:p text:style-name="Table_20_Contents"><text:span text:style-name="Source_20_Text">ui-dropdown</text:span> (mode vocal), <text:span text:style-name="Source_20_Text">ui-button</text:span> (fonctions)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ui_odometrie</text:span></text:p>
          </table:table-cell>
          <table:table-cell table:style-name="Tableau2.A1" office:value-type="string">
            <text:p text:style-name="Table_20_Contents">Carte 2D, outils de tracé, recalibrage par boussole.</text:p>
          </table:table-cell>
          <table:table-cell table:style-name="Tableau2.A1" office:value-type="string">
            <text:p text:style-name="Table_20_Contents"><text:span text:style-name="Source_20_Text">ui-template</text:span> (SVG pour la carte), <text:span text:style-name="Source_20_Text">ui-button</text:span> (sauvegarde).</text:p>
          </table:table-cell>
        </table:table-row>
      </table:table>
      <text:h text:style-name="P5" text:outline-level="4"><text:span text:style-name="Strong_20_Emphasis">B. Pages et Leurs Contenus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Table_20_Heading">Page</text:p>
            </table:table-cell>
            <table:table-cell table:style-name="Tableau3.A1" office:value-type="string">
              <text:p text:style-name="Table_20_Heading">Contenu Principal</text:p>
            </table:table-cell>
            <table:table-cell table:style-name="Tableau3.A1" office:value-type="string">
              <text:p text:style-name="Table_20_Heading">Encarts/Options</text:p>
            </table:table-cell>
          </table:table-row>
        </table:table-header-rows>
        <table:table-row>
          <table:table-cell table:style-name="Tableau3.A1" office:value-type="string">
            <text:p text:style-name="Table_20_Contents"><text:span text:style-name="Strong_20_Emphasis">Accueil</text:span></text:p>
          </table:table-cell>
          <table:table-cell table:style-name="Tableau3.A1" office:value-type="string">
            <text:p text:style-name="Table_20_Contents">Initialisation, choix des modes/pilotages, accès Admin.</text:p>
          </table:table-cell>
          <table:table-cell table:style-name="Tableau3.A1" office:value-type="string">
            <text:p text:style-name="Table_20_Contents">Statut de connexion (LED virtuelles).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Navigation</text:span></text:p>
          </table:table-cell>
          <table:table-cell table:style-name="Tableau3.A1" office:value-type="string">
            <text:p text:style-name="Table_20_Contents">Capteurs US (LED virtuelles), caméra, joystick, odométrie.</text:p>
          </table:table-cell>
          <table:table-cell table:style-name="Tableau3.A1" office:value-type="string">
            <text:p text:style-name="Table_20_Contents">Bouton stop d’urgence, affichage des phares/clignotants.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Environnement</text:span></text:p>
          </table:table-cell>
          <table:table-cell table:style-name="Tableau3.A1" office:value-type="string">
            <text:p text:style-name="Table_20_Contents">Logs MQTT, état des capteurs/actionneurs, commandes de test.</text:p>
          </table:table-cell>
          <table:table-cell table:style-name="Tableau3.A1" office:value-type="string">
            <text:p text:style-name="Table_20_Contents">Graphiques des tendances (↑/→/↓).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Communication</text:span></text:p>
          </table:table-cell>
          <table:table-cell table:style-name="Tableau3.A1" office:value-type="string">
            <text:p text:style-name="Table_20_Contents">3 modes vocaux, clavier virtuel, fonctions préprogrammées, accès aux applications.</text:p>
          </table:table-cell>
          <table:table-cell table:style-name="Tableau3.A1" office:value-type="string">
            <text:p text:style-name="Table_20_Contents">Encart visuel (écran SE, ring LED), pictogramme son.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Odométrie</text:span></text:p>
          </table:table-cell>
          <table:table-cell table:style-name="Tableau3.A1" office:value-type="string">
            <text:p text:style-name="Table_20_Contents">Carte 2D cliquable, outils de tracé, recalibrage.</text:p>
          </table:table-cell>
          <table:table-cell table:style-name="Tableau3.A1" office:value-type="string">
            <text:p text:style-name="Table_20_Contents">Affichage de la position en temps réel.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Admin</text:span></text:p>
          </table:table-cell>
          <table:table-cell table:style-name="Tableau3.A1" office:value-type="string">
            <text:p text:style-name="Table_20_Contents">Gestion des variables (CRUD), règles, traces MQTT.</text:p>
          </table:table-cell>
          <table:table-cell table:style-name="Tableau3.A1" office:value-type="string">
            <text:p text:style-name="Table_20_Contents">Export/import des configurations.</text:p>
          </table:table-cell>
        </table:table-row>
      </table:table>
      <text:p text:style-name="Text_20_body"><text:span text:style-name="Strong_20_Emphasis">Note sur CRUD</text:span> :</text:p>
      <text:list text:style-name="L6">
        <text:list-item>
          <text:p text:style-name="P25"><text:span text:style-name="Strong_20_Emphasis">Create/Read/Update/Delete</text:span> : Opérations de base pour gérer les variables/fonctions dans l’UI Admin. </text:p>
        </text:list-item>
      </text:list>
      <text:p text:style-name="P2"/>
      <text:h text:style-name="P4" text:outline-level="3"><text:soft-page-break/><text:span text:style-name="Strong_20_Emphasis">4. Gestion des Ambiguïtés (SE → SP)</text:span></text:h>
      <text:h text:style-name="P5" text:outline-level="4"><text:span text:style-name="Strong_20_Emphasis">A. Règle de Décision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Table_20_Heading">Critère</text:p>
            </table:table-cell>
            <table:table-cell table:style-name="Tableau4.A1" office:value-type="string">
              <text:p text:style-name="Table_20_Heading">Message à Utiliser</text:p>
            </table:table-cell>
            <table:table-cell table:style-name="Tableau4.A1" office:value-type="string">
              <text:p text:style-name="Table_20_Heading">Exemple</text:p>
            </table:table-cell>
          </table:table-row>
        </table:table-header-rows>
        <table:table-row>
          <table:table-cell table:style-name="Tableau4.A1" office:value-type="string">
            <text:p text:style-name="Table_20_Contents">Fonction <text:span text:style-name="Strong_20_Emphasis">simple</text:span> (1 action)</text:p>
          </table:table-cell>
          <table:table-cell table:style-name="Tableau4.A1" office:value-type="string">
            <text:p text:style-name="Table_20_Contents"><text:span text:style-name="Source_20_Text">$I:func:exec:*:#</text:span></text:p>
          </table:table-cell>
          <table:table-cell table:style-name="Tableau4.A1" office:value-type="string">
            <text:p text:style-name="Table_20_Contents"><text:span text:style-name="Source_20_Text">$I:func:exec:*:sourire#</text:span></text:p>
          </table:table-cell>
        </table:table-row>
        <table:table-row>
          <table:table-cell table:style-name="Tableau4.A1" office:value-type="string">
            <text:p text:style-name="Table_20_Contents">Fonction <text:span text:style-name="Strong_20_Emphasis">complexe</text:span> (plusieurs actions)</text:p>
          </table:table-cell>
          <table:table-cell table:style-name="Tableau4.A1" office:value-type="string">
            <text:p text:style-name="Table_20_Contents"><text:span text:style-name="Source_20_Text">$A:Rexec:::#</text:span></text:p>
          </table:table-cell>
          <table:table-cell table:style-name="Tableau4.A1" office:value-type="string">
            <text:p text:style-name="Table_20_Contents"><text:span text:style-name="Source_20_Text">$A:Rexec:FP:bjr:ok#</text:span></text:p>
          </table:table-cell>
        </table:table-row>
        <table:table-row>
          <table:table-cell table:style-name="Tableau4.A1" office:value-type="string">
            <text:p text:style-name="Table_20_Contents">Mise à jour d’une <text:span text:style-name="Strong_20_Emphasis">variable</text:span></text:p>
          </table:table-cell>
          <table:table-cell table:style-name="Tableau4.A1" office:value-type="string">
            <text:p text:style-name="Table_20_Contents"><text:span text:style-name="Source_20_Text">$I::::#</text:span></text:p>
          </table:table-cell>
          <table:table-cell table:style-name="Tableau4.A1" office:value-type="string">
            <text:p text:style-name="Table_20_Contents"><text:span text:style-name="Source_20_Text">$I:lring:col:*:255,0,0#</text:span></text:p>
          </table:table-cell>
        </table:table-row>
      </table:table>
      <text:h text:style-name="P5" text:outline-level="4"><text:span text:style-name="Strong_20_Emphasis">B. Exemples Concrets</text:span></text:h>
      <text:list text:style-name="L7">
        <text:list-item>
          <text:p text:style-name="P26"><text:span text:style-name="Strong_20_Emphasis">Commande "sourire"</text:span> (3s) :</text:p>
          <text:list>
            <text:list-item>
              <text:p text:style-name="P27">SE exécute → Notifie SP avec <text:span text:style-name="Source_20_Text">$I:func:exec:*:sourire#</text:span>. </text:p>
            </text:list-item>
            <text:list-item>
              <text:p text:style-name="P27">SP affiche un feedback simple (ex: notification "Sourire exécuté"). </text:p>
            </text:list-item>
          </text:list>
        </text:list-item>
        <text:list-item>
          <text:p text:style-name="P26"><text:span text:style-name="Strong_20_Emphasis">Commande "bjr"</text:span> (mouvement tête + LED + son) :</text:p>
          <text:list>
            <text:list-item>
              <text:p text:style-name="P27">SE exécute → Notifie SP avec <text:span text:style-name="Source_20_Text">$A:Rexec:FP:bjr:ok#</text:span>. </text:p>
            </text:list-item>
            <text:list-item>
              <text:p text:style-name="P27">SP : </text:p>
              <text:list>
                <text:list-item>
                  <text:p text:style-name="P27">Met à jour l’UI (affichage du motif LED, son). </text:p>
                </text:list-item>
                <text:list-item>
                  <text:p text:style-name="P27">Affiche un bouton vert/clignotant pour confirmer l’exécution. </text:p>
                </text:list-item>
              </text:list>
            </text:list-item>
          </text:list>
        </text:list-item>
        <text:list-item>
          <text:p text:style-name="P26"><text:span text:style-name="Strong_20_Emphasis">Commande "allumer LED rouge"</text:span> :</text:p>
          <text:list>
            <text:list-item>
              <text:p text:style-name="P27">SE exécute → Notifie SP avec <text:span text:style-name="Source_20_Text">$I:lring:col:*:255,0,0#</text:span>. </text:p>
            </text:list-item>
            <text:list-item>
              <text:p text:style-name="P26">SP met à jour la variable <text:span text:style-name="Source_20_Text">lring.col</text:span> et l’UI. </text:p>
            </text:list-item>
          </text:list>
        </text:list-item>
      </text:list>
      <text:p text:style-name="P2"/>
      <text:h text:style-name="P4" text:outline-level="3"><text:span text:style-name="Strong_20_Emphasis">5. Propositions d’Améliorations</text:span></text:h>
      <text:list text:style-name="L8">
        <text:list-item>
          <text:p text:style-name="P28"><text:span text:style-name="Strong_20_Emphasis">Feedback Visuel/Sonore</text:span> :</text:p>
          <text:list>
            <text:list-item>
              <text:p text:style-name="P29">Ajouter un <text:span text:style-name="Strong_20_Emphasis">bouton d’état</text:span> dans l’UI pour chaque fonction : </text:p>
              <text:list>
                <text:list-item>
                  <text:p text:style-name="P29"><text:span text:style-name="Strong_20_Emphasis">Gris</text:span> : Non exécuté. </text:p>
                </text:list-item>
                <text:list-item>
                  <text:p text:style-name="P29"><text:span text:style-name="Strong_20_Emphasis">Orange clignotant</text:span> : En cours. </text:p>
                </text:list-item>
                <text:list-item>
                  <text:p text:style-name="P29"><text:span text:style-name="Strong_20_Emphasis">Vert</text:span> : Exécuté (disparaît après 2s). </text:p>
                </text:list-item>
                <text:list-item>
                  <text:p text:style-name="P29"><text:span text:style-name="Strong_20_Emphasis">Rouge</text:span> : Erreur. </text:p>
                </text:list-item>
              </text:list>
            </text:list-item>
          </text:list>
        </text:list-item>
        <text:list-item>
          <text:p text:style-name="P28"><text:span text:style-name="Strong_20_Emphasis">Journal des Fonctions</text:span> :</text:p>
          <text:list>
            <text:list-item>
              <text:p text:style-name="P29">Dans <text:span text:style-name="Source_20_Text">ui_environnement</text:span>, ajouter un <text:span text:style-name="Strong_20_Emphasis">historique des fonctions exécutées</text:span> (avec statut et horodatage). </text:p>
            </text:list-item>
          </text:list>
        </text:list-item>
        <text:list-item>
          <text:p text:style-name="P30"><text:span text:style-name="Strong_20_Emphasis">Simplification des Messages </text:span><text:span text:style-name="Strong_20_Emphasis"><text:span text:style-name="Source_20_Text">A</text:span></text:span> :</text:p>
          <text:list>
            <text:list-item>
              <text:p text:style-name="P29">Utiliser des <text:span text:style-name="Strong_20_Emphasis">abréviations standardisées</text:span> pour les familles : </text:p>
              <text:list>
                <text:list-item>
                  <text:p text:style-name="P29"><text:span text:style-name="Source_20_Text">FP</text:span> : Fonction Préprogrammée. </text:p>
                </text:list-item>
                <text:list-item>
                  <text:p text:style-name="P29"><text:span text:style-name="Source_20_Text">AP</text:span> : Application. </text:p>
                </text:list-item>
                <text:list-item>
                  <text:p text:style-name="P29"><text:span text:style-name="Source_20_Text">RE</text:span> : Retour d’Exécution. </text:p>
                </text:list-item>
              </text:list>
            </text:list-item>
          </text:list>
        </text:list-item>
        <text:list-item>
          <text:p text:style-name="P28"><text:span text:style-name="Strong_20_Emphasis">Gestion des Erreurs</text:span> :</text:p>
          <text:list>
            <text:list-item>
              <text:p text:style-name="P29">Si SE/Arduino détecte une erreur lors de l’exécution d’une fonction : </text:p>
              <text:list>
                <text:list-item>
                  <text:p text:style-name="P29">Envoyer <text:span text:style-name="Source_20_Text">$A:Rexec:FP:&lt;nom&gt;:erreur#</text:span> + <text:span text:style-name="Source_20_Text">$E:&lt;module&gt;:&lt;prop&gt;:&lt;inst&gt;:&lt;raison&gt;#</text:span>. </text:p>
                </text:list-item>
                <text:list-item>
                  <text:p text:style-name="P30">Exemple : </text:p>
                  <text:p text:style-name="P31"><text:soft-page-break/><text:span text:style-name="Source_20_Text"><text:span text:style-name="T1">$A:Rexec:FP:mvt_tete:erreur#</text:span></text:span></text:p>
                  <text:p text:style-name="P32"><text:span text:style-name="Source_20_Text"><text:span text:style-name="T1">$E:srv:pos:THB:obstacle#</text:span></text:span></text:p>
                </text:list-item>
              </text:list>
            </text:list-item>
          </text:list>
        </text:list-item>
      </text:list>
      <text:p text:style-name="P2"/>
      <text:h text:style-name="P4" text:outline-level="3"><text:span text:style-name="Strong_20_Emphasis">6. Synthèse des Points Clés à Retenir</text:span></text:h>
      <text:list text:style-name="L9">
        <text:list-item>
          <text:p text:style-name="P33"><text:span text:style-name="Strong_20_Emphasis">Architecture</text:span> :</text:p>
          <text:list>
            <text:list-item>
              <text:p text:style-name="P34">SP est le maître, SE est un esclave polyvalent, Arduino gère la sécurité physique. </text:p>
            </text:list-item>
            <text:list-item>
              <text:p text:style-name="P34">L’Uno est dédié aux moteurs (esclave de la Mega). </text:p>
            </text:list-item>
          </text:list>
        </text:list-item>
        <text:list-item>
          <text:p text:style-name="P33"><text:span text:style-name="Strong_20_Emphasis">Protocole VPIV Étendu</text:span> :</text:p>
          <text:list>
            <text:list-item>
              <text:p text:style-name="P34"><text:span text:style-name="Source_20_Text">A</text:span> pour les fonctions/applications (SE ↔ SP). </text:p>
            </text:list-item>
            <text:list-item>
              <text:p text:style-name="P34"><text:span text:style-name="Source_20_Text">Rexec</text:span> pour les retours d’exécution complexes. </text:p>
            </text:list-item>
            <text:list-item>
              <text:p text:style-name="P34"><text:span text:style-name="Source_20_Text">I</text:span> pour les retours simples ou les mises à jour de variables. </text:p>
            </text:list-item>
          </text:list>
        </text:list-item>
        <text:list-item>
          <text:p text:style-name="P33"><text:span text:style-name="Strong_20_Emphasis">Règle de Synchronisation</text:span> :</text:p>
          <text:list>
            <text:list-item>
              <text:p text:style-name="P34"><text:span text:style-name="Source_20_Text">$I:func:exec</text:span> pour les fonctions simples. </text:p>
            </text:list-item>
            <text:list-item>
              <text:p text:style-name="P34"><text:span text:style-name="Source_20_Text">$A:Rexec</text:span> pour les fonctions complexes ou nécessitant un feedback utilisateur. </text:p>
            </text:list-item>
            <text:list-item>
              <text:p text:style-name="P34"><text:span text:style-name="Source_20_Text">$I:&lt;module&gt;:...</text:span> pour les mises à jour de variables. </text:p>
            </text:list-item>
          </text:list>
        </text:list-item>
        <text:list-item>
          <text:p text:style-name="P33"><text:span text:style-name="Strong_20_Emphasis">Encarts Visuels</text:span> :</text:p>
          <text:list>
            <text:list-item>
              <text:p text:style-name="P34">Afficher l’état des LED, l’écran de SE, et les sons dans un bloc dédié. </text:p>
            </text:list-item>
            <text:list-item>
              <text:p text:style-name="P34">Utiliser des templates SVG/HTML dans Node-RED pour une représentation dynamique. </text:p>
            </text:list-item>
          </text:list>
        </text:list-item>
        <text:list-item>
          <text:p text:style-name="P33"><text:span text:style-name="Strong_20_Emphasis">Flux de Travail</text:span> :</text:p>
          <text:list>
            <text:list-item>
              <text:p text:style-name="P34"><text:span text:style-name="Strong_20_Emphasis">Mode Normal</text:span> : SP → Arduino (via VPIV). </text:p>
            </text:list-item>
            <text:list-item>
              <text:p text:style-name="P35"><text:span text:style-name="Strong_20_Emphasis">Mode Autonome</text:span> : SE → Arduino (via VPIV) + notification à SP (via <text:span text:style-name="Source_20_Text">A</text:span> ou <text:span text:style-name="Source_20_Text">I</text:span>). </text:p>
            </text:list-item>
            <text:list-item>
              <text:p text:style-name="P36"><text:span text:style-name="Strong_20_Emphasis">Urgence</text:span> : Bouton physique ou <text:span text:style-name="Source_20_Text">$V:urg:stop:*:1#</text:span> (priorité absolue). </text:p>
            </text:list-item>
          </text:list>
        </text:list-item>
      </text:list>
      <text:p text:style-name="P2"/>
      <text:p text:style-name="P8"><text:span text:style-name="Strong_20_Emphasis">Question pour toi</text:span> : Cette version te semble-t-elle <text:span text:style-name="Strong_20_Emphasis">complète et cohérente</text:span> ? Si oui, par quel point veux-tu commencer pour l’implémentation ? <text:span text:style-name="Emphasis">(Exemple : le fichier </text:span><text:span text:style-name="Emphasis"><text:span text:style-name="Source_20_Text">fonctions.json</text:span></text:span><text:span text:style-name="Emphasis">, le flow Node-RED pour le type </text:span><text:span text:style-name="Emphasis"><text:span text:style-name="Source_20_Text">A</text:span></text:span><text:span text:style-name="Emphasis">, ou le template visuel des LED ?)</text:span> Je peux te fournir des <text:span text:style-name="Strong_20_Emphasis">exemples de code</text:span> pour n’importe lequel de ces éléments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0T14:46:15.170331500</meta:creation-date>
    <dc:date>2025-12-10T15:24:32.171647000</dc:date>
    <meta:editing-duration>PT27M51S</meta:editing-duration>
    <meta:editing-cycles>1</meta:editing-cycles>
    <meta:generator>LibreOffice/26.2.0.3$Windows_X86_64 LibreOffice_project/620$Build-3</meta:generator>
    <meta:document-statistic meta:table-count="4" meta:image-count="0" meta:object-count="0" meta:page-count="5" meta:paragraph-count="182" meta:word-count="1189" meta:character-count="7827" meta:non-whitespace-character-count="6831"/>
  </office:meta>
</office:document-meta>
</file>